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295f11" officeooo:paragraph-rsid="0001fb16" style:font-name-asian="Gentium Book Plus"/>
    </style:style>
    <style:style style:name="T1" style:family="text">
      <style:text-properties officeooo:rsid="0030063c"/>
    </style:style>
    <style:style style:name="T2" style:family="text">
      <style:text-properties officeooo:rsid="00319b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gens détruisaient les cèpes pour s'amuser ; ils n’imaginaient pas que ça puisse avoir de la valeur. Le champignon viande-de-poulet, le champignon griffes-de-poulet, le matsutake, le champignon des cèdres, le champignon doré, c'étaient les seuls qu'on mangeait. Tandis qu'aujourd'hui, c'est l'inverse: on mange toutes sortes de champignons dont on ne connaît même pas le nom! Sur la montagne, les champignons, on les cueille suivant son bon vouloir, sans savoir de quelle espèce il s'agit au juste! Nous autres, autrefois, quand on cueillait des champignons, on faisait bien attention où ils poussaient. Ceux qui étaient sous des azalées, on les disait vénéneux, et on ne les cueillait pas. Tandis que maintenant, on les cueille, pour les vendre. Les gens s’en vont les vendre, sans bien considérer de quels champignons il s'agit au juste ; et ça n'empoisonne pas les gens pour autant <text:span text:style-name="T1">[</text:span>ce qui signifie que le précepte n'était peut-être guère fondé<text:span text:style-name="T1">]</text:span>. J'ai l'impression que la majorité des gens ne réfléchissait pas beaucoup, autrefois! <text:span text:style-name="T1">[</text:span>Ils se contentaient de suivre aveuglément des préceptes qui n’étaient pas nécessairement tous fondés.<text:span text:style-name="T1">]</text:span> Moi, les champignons, je savais bien les distinguer. Tiens, encore une espèce : les champignons des prés. Les champignons des prés, c'est vraiment bon au goût! Le champignon de l'armoise, le champignon des prés, ils poussent là où il y a des prés, ou de l’armoise. Ca pousse par paquets entiers. Ceux-là, ils ne sont pas vénéneux! On dit qu'il n'y a pas lieu de se faire du souci, qu'ils sont comestibles! Dans la plaine toujours, il y a une espèce qu'on appelle khaemo /qʰæ˧mo˩/! (Note: il s'agit d'une sorte de champignon vénéneux, pas encore identifié.) Il pousse dans les champs de maïs! Celui-là, c'est un champignon mortel! </text:p>
      <text:p text:style-name="P1">Nous autres, toute la famille, autrefois, on était pas bien informé; il arrivait qu'on s'empoisonne avec des champignons. « Toi, qu'est-ce que tu as pris comme champignon? » demandait-on. « Moi… du champignon zhaemo kiqi moq /ʈʂæ˧mo˧-kʰi˧tɕʰɯ˩mo˩!/ » (une sorte de champignon vénéneux) Quand on mange de cette sorte de champignon, on est empoisonné! Eh oui! Alors, on n’y pouvait pas grand’chose ! On était au désespoir. Alors, faute de mieux, on préparait une boisson à base de fromage de yak. Le fromage de yak, ça se présente sous forme de gros morceaux! On en a qui vient de Muli, des endroits comme ça! (Note: Muli était une localité connue pour sa production de fromage de yak.) Voici ce qu'on chantait autrefois: « Le cadeau qu'on rapporte de Muli, c'est le fromage de yak; les amoureuses (à qui on rapporte ce cadeau) vont secouer la tête (sous l'effet de l'acidité de la boisson qu'on prépare avec ce fromage)! » Le fromage de yak, c'est très acide! C’est son acidité qui pouvait guérir, disait-on, quand on s'était empoisonné avec un champignon. Le fromage de yak, autrefois on l'amenait de loin! De nos jours, on prend du vinaigre, des choses comme ça, n'est-ce pas! (Explication: aujourd'hui, en lieu et place du fromage de yak, on utilise des condiments devenus usuels: vinaigre et monoglutamate de sodium. Le glutamate est employé comme antidote aux champignons vénéneux: si un chien s'est empoisonné, on lui fait boire du glutamate dilué dans de l'eau.) Le fromage de yak, on ne pouvait pas s'en passer! Chaque famille en gardait des morceaux en provision à la maison. Ca servait de médicament contre l'empoisonnement par les champignons! </text:p>
      <text:p text:style-name="P1">Aujourd'hui, en chinois, on dit « champignon » pour désigner toutes les espèces; eh bien en fait, nous les Na, on utilise ce terme chinois « champignons » seulement pour ceux qui poussent sur <text:soft-page-break/>le chêne blanc oriental, et plus généralement pour les champignons qui poussent sur les arbres. Le champignon du chêne blanc oriental, on dit qu'il a des vertus médicinales. Les enfants, il arrivait qu'ils attrapent la rougeole, autrefois. Autrefois, on ne faisait pas de vaccins, n'est-ce pas ! Il y avait une maladie qui s'appelait la rougeole ! On parlait d'une « éruption de boutons » de rougeole. Comme remède, on avait recours à la racine de cette sorte de champignon. Les vieux, vrai de vrai, ils se procuraient un peu de racine de ce champignon et le serraient à la maison, en prévision d'un cas comme celui-ci. « Houlà! Nous, notre enfant, il n'a pas encore fait sa rougeole! Gardons donc une provision de racine de champignon d’arbre! » Autrefois, les Na, il me semble qu'ils ne réfléchissaient pas tant que ça ; quand un truc avait la réputation de posséder des vertus médicinales, on le gardait de côté ! Voilà comment il en allait avec ce produit dont on disait qu'il avait des vertus médicinales : on en mettait de côté, et quand la maladie se déclarait, vrai de vrai, on donnait ça au patient ! Certains fourraient ce remède dans la gorge du malade d'un coup ; et ça ressortait pareil, d'un coup! <text:span text:style-name="T2">[</text:span>Description d'une pratique maladroite, de parents qui s'y prenaient mal, et obtenaient pour résultat que le patient rendait le médicament qui lui était administré.<text:span text:style-name="T2">]</text:span> Alors, pour que le patient ne vomisse pas le médicament, certains bloquaient la gorge de l'enfant, et ça pouvait le faire mourir d'étouffement!</text:p>
      <text:p text:style-name="P1">Voilà, je crois que j’ai fait le tour de ce que je peux raconter au sujet des champign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21:11:11.703139110</meta:creation-date>
    <dc:date>2024-11-19T21:11:43.600185116</dc:date>
    <meta:editing-duration>PT33S</meta:editing-duration>
    <meta:editing-cycles>1</meta:editing-cycles>
    <meta:document-statistic meta:table-count="0" meta:image-count="0" meta:object-count="0" meta:page-count="2" meta:paragraph-count="4" meta:word-count="877" meta:character-count="5229" meta:non-whitespace-character-count="4354"/>
    <meta:generator>LibreOffice/24.2.6.2$Linux_X86_64 LibreOffice_project/420$Build-2</meta:generator>
  </office:meta>
</office:document-meta>
</file>